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 Sans" svg:font-family="'Open San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Text_20_body">
      <style:paragraph-properties fo:margin-top="0cm" fo:margin-bottom="0.212cm"/>
      <style:text-properties style:font-name="Open Sans"/>
    </style:style>
    <style:style style:name="P3" style:family="paragraph" style:parent-style-name="Text_20_body" style:list-style-name="L1">
      <style:paragraph-properties fo:margin-top="0cm" fo:margin-bottom="0.212cm"/>
      <style:text-properties style:font-name="Open Sans"/>
    </style:style>
    <style:style style:name="T1" style:family="text">
      <style:text-properties fo:color="#b02519" style:text-line-through-style="none" style:font-name="Open Sans" style:text-underline-style="none" style:text-blinking="false" fo:background-color="transparent"/>
    </style:style>
    <style:style style:name="T2" style:family="text">
      <style:text-properties style:font-name="Ope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va skal gjøres</text:p>
      <text:p text:style-name="Standard"/>
      <text:p text:style-name="Standard">Feedback: </text:p>
      <text:p text:style-name="Standard"/>
      <text:p text:style-name="P2">Hi Morten</text:p>
      <text:p text:style-name="P2">Good job on the games list and the search.</text:p>
      <text:p text:style-name="P1"><text:span text:style-name="T2">In GameDetails you are giving the cardDetails variable an initial value of []. This should rather be an empty object, null or an object with blank property values for each property you will use. You are also trying to access the properties on the object before they are set. This is difficult to explain in writing, but the properties on cardDetails should only be accessed after the API call has completed. Displaying a spinner until the API call has finished will solve this issue, like in the example code: </text:span><text:a xlink:type="simple" xlink:href="https://github.com/cnnrbrn/noroff-react-ca/blob/level-1/src/components/game/GameDetail.js" text:style-name="Internet_20_link" text:visited-style-name="Visited_20_Internet_20_Link"><text:span text:style-name="T1">https://github.com/cnnrbrn/noroff-react-ca/blob/level-1/src/components/game/GameDetail.js</text:span></text:a></text:p>
      <text:p text:style-name="P2">It would be a good UI improvement to add a loading indicator like a spinner to both the home and details page while the API call is in progress.</text:p>
      <text:p text:style-name="P2">There isn't much point having the Details link in the menu, as the details page requires an id to fetch a game which the Details link in the menu does not provide.</text:p>
      <text:p text:style-name="P2">In the contact form, the inline validation you are adding to the inputs with {required: true} is overriding the yup validation so none of the other rules set in the yup schema are being applied.</text:p>
      <text:p text:style-name="P1"><text:span text:style-name="T2">Don't use selectors like getElementById when using React, create components instead. The repo I emailed has example code for displaying the message once the form has been validated: </text:span><text:a xlink:type="simple" xlink:href="https://github.com/cnnrbrn/noroff-react-ca/blob/level-1/src/components/contact/Contact.js" text:style-name="Internet_20_link" text:visited-style-name="Visited_20_Internet_20_Link"><text:span text:style-name="T1">https://github.com/cnnrbrn/noroff-react-ca/blob/level-1/src/components/contact/Contact.js</text:span></text:a></text:p>
      <text:p text:style-name="P2">Remove unused files from your future projects.</text:p>
      <text:p text:style-name="P2">I suggest moving the constants folder out of the components folder, as it doesn't hold components.</text:p>
      <text:list xml:id="list5905094036046067400" text:style-name="L1">
        <text:list-item>
          <text:p text:style-name="P3">Spinner? Done!</text:p>
        </text:list-item>
        <text:list-item>
          <text:p text:style-name="P3">Fjern details link fra meny Done!</text:p>
        </text:list-item>
        <text:list-item>
          <text:p text:style-name="P3">Update contact form Done!</text:p>
        </text:list-item>
        <text:list-item>
          <text:p text:style-name="P3">Fjern unused files Done!</text:p>
        </text:list-item>
        <text:list-item>
          <text:p text:style-name="P3">flytt constant folder Done!</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 Sans" svg:font-family="'Open San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ten Evensen</meta:initial-creator>
    <meta:creation-date>2020-08-17T22:09:34</meta:creation-date>
    <dc:date>2020-08-20T23:22:37</dc:date>
    <dc:creator>Morten Evensen</dc:creator>
    <meta:editing-duration>P1DT4H4M7S</meta:editing-duration>
    <meta:editing-cycles>4</meta:editing-cycles>
    <meta:generator>OpenOffice/4.1.1$Unix OpenOffice.org_project/411m6$Build-9775</meta:generator>
    <meta:document-statistic meta:table-count="0" meta:image-count="0" meta:object-count="0" meta:page-count="1" meta:paragraph-count="16" meta:word-count="278" meta:character-count="1719"/>
  </office:meta>
</office:document-meta>
</file>